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8000" draw:fill="solid" draw:fill-color="#ffdbb6" fo:min-height="1.337cm"/>
      <style:paragraph-properties style:writing-mode="lr-tb"/>
    </style:style>
    <style:style style:name="gr2" style:family="graphic" style:parent-style-name="standard">
      <style:graphic-properties draw:stroke="solid" svg:stroke-color="#ff8000" draw:fill="solid" draw:fill-color="#ffdbb6" fo:min-height="1.195cm"/>
      <style:paragraph-properties style:writing-mode="lr-tb"/>
    </style:style>
    <style:style style:name="gr3" style:family="graphic" style:parent-style-name="standard">
      <style:graphic-properties svg:stroke-color="#111111" draw:fill="solid" draw:fill-color="#dddddd" draw:textarea-horizontal-align="justify" draw:textarea-vertical-align="top" draw:auto-grow-height="false" fo:min-height="3.81cm" fo:min-width="5.715cm" fo:padding-top="0cm" fo:padding-bottom="0cm" fo:padding-left="0cm" fo:padding-right="0cm" draw:shadow-offset-x="0.203cm" draw:shadow-offset-y="0.203cm"/>
      <style:paragraph-properties style:writing-mode="lr-tb"/>
    </style:style>
    <style:style style:name="gr4" style:family="graphic" style:parent-style-name="standard">
      <style:graphic-properties svg:stroke-color="#111111" draw:fill="solid" draw:fill-color="#dddddd" draw:textarea-horizontal-align="justify" draw:textarea-vertical-align="top" draw:auto-grow-height="false" fo:min-height="2.54cm" fo:min-width="6.35cm" fo:padding-top="0cm" fo:padding-bottom="0cm" fo:padding-left="0cm" fo:padding-right="0cm" draw:shadow-offset-x="0.203cm" draw:shadow-offset-y="0.203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loext:graphic-properties draw:fill="solid" draw:fill-color="#ffdbb6"/>
      <style:paragraph-properties style:text-autospace="none" style:writing-mode="lr-tb"/>
      <style:text-properties style:font-name="Courier New" fo:font-size="10pt"/>
    </style:style>
    <style:style style:name="P3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4" style:family="paragraph">
      <loext:graphic-properties draw:fill="solid" draw:fill-color="#dddddd"/>
      <style:paragraph-properties fo:text-align="start">
        <style:tab-stops/>
      </style:paragraph-properties>
      <style:text-properties style:font-name="Courier New"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frame draw:style-name="gr1" draw:text-style-name="P2" draw:layer="layout" svg:width="6.35cm" svg:height="1.587cm" svg:x="1.27cm" svg:y="1.27cm">
          <draw:text-box>
            <text:p text:style-name="P1"><text:span text:style-name="T1">mov <text:s text:c="4"/>dx, e_SC_INDEX</text:span></text:p>
            <text:p text:style-name="P1"><text:span text:style-name="T1">mov <text:s text:c="4"/>al, e_SC_MAPMASK</text:span></text:p>
            <text:p text:style-name="P1"><text:span text:style-name="T1">out <text:s text:c="4"/>dx, al</text:span></text:p>
          </draw:text-box>
        </draw:frame>
        <draw:frame draw:style-name="gr2" draw:text-style-name="P2" draw:layer="layout" svg:width="7.62cm" svg:height="1.843cm" svg:x="1.27cm" svg:y="3.81cm">
          <draw:text-box>
            <text:p text:style-name="P1"><text:span text:style-name="T1">mov <text:s text:c="4"/>ax, [bp+x2]</text:span></text:p>
            <text:p text:style-name="P1"><text:span text:style-name="T1">cmp <text:s text:c="4"/>ax, [bp+x1]</text:span></text:p>
            <text:p text:style-name="P1"><text:span text:style-name="T1">jns <text:s text:c="4"/>short @@LineIsTopToBottom <text:s/></text:span></text:p>
          </draw:text-box>
        </draw:frame>
        <draw:custom-shape draw:style-name="gr3" draw:text-style-name="P4" draw:layer="layout" svg:width="5.715cm" svg:height="3.81cm" svg:x="11.43cm" svg:y="1.27cm">
          <text:p text:style-name="P3"><text:span text:style-name="T2">@@Swap_X2X1_Y2Y1:</text:span></text:p>
          <text:p text:style-name="P3"><text:span text:style-name="T2">mov <text:s text:c="4"/>_SI_color, ax</text:span></text:p>
          <text:p text:style-name="P3"><text:span text:style-name="T2">mov <text:s text:c="4"/>ax, [bp+x1]</text:span></text:p>
          <text:p text:style-name="P3"><text:span text:style-name="T2">mov <text:s text:c="4"/>[bp+x2], ax</text:span></text:p>
          <text:p text:style-name="P3"><text:span text:style-name="T2">mov <text:s text:c="4"/>[bp+x1], _SI_color</text:span></text:p>
          <text:p text:style-name="P3"><text:span text:style-name="T3">mov <text:s text:c="4"/>_SI_color, [bp+y2]</text:span></text:p>
          <text:p text:style-name="P3"><text:span text:style-name="T3">mov <text:s text:c="4"/>ax, [bp+y1]</text:span></text:p>
          <text:p text:style-name="P3"><text:span text:style-name="T3">mov <text:s text:c="4"/>[bp+y2], ax</text:span></text:p>
          <text:p text:style-name="P3"><text:span text:style-name="T3">mov <text:s text:c="4"/>[bp+y1], _SI_col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5cm" svg:height="2.54cm" svg:x="11.43cm" svg:y="9.842cm">
          <text:p text:style-name="P3"><text:span text:style-name="T2">@@Swap_X2X1_Y2Y1:</text:span></text:p>
          <text:p text:style-name="P3"><text:span text:style-name="T2">mov <text:s text:c="4"/>_SI_color, ax</text:span></text:p>
          <text:p text:style-name="P3"><text:span text:style-name="T2">mov <text:s text:c="4"/>ax, [bp+x1]</text:span></text:p>
          <text:p text:style-name="P3"><text:span text:style-name="T2">mov <text:s text:c="4"/>[bp+x2], ax</text:span></text:p>
          <text:p text:style-name="P3"><text:span text:style-name="T2">mov <text:s text:c="4"/>[bp+x1], _SI_col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7T09:59:28.121000000</meta:creation-date>
    <dc:title>ProgramFlow</dc:title>
    <meta:editing-duration>PT10H6M23S</meta:editing-duration>
    <meta:editing-cycles>3</meta:editing-cycles>
    <meta:generator>LibreOffice/7.0.5.2$Windows_X86_64 LibreOffice_project/64390860c6cd0aca4beafafcfd84613dd9dfb63a</meta:generator>
    <dc:date>2024-07-07T23:26:40.835000000</dc:date>
    <meta:document-statistic meta:object-count="4"/>
    <meta:template xlink:type="simple" xlink:actuate="onRequest" xlink:title="ProgramFlow" xlink:href="../../../../../Users/jbalcomb/AppData/Roaming/LibreOffice/4/user/template/ProgramFlow.otg" meta:date="2024-07-07T09:59:27.884000000"/>
  </office:meta>
</office:document-meta>
</file>